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4f78" officeooo:paragraph-rsid="00064f78"/>
    </style:style>
    <style:style style:name="P2" style:family="paragraph" style:parent-style-name="Standard">
      <style:text-properties officeooo:rsid="0007dc26" officeooo:paragraph-rsid="0007dc26"/>
    </style:style>
    <style:style style:name="P3" style:family="paragraph" style:parent-style-name="Standard">
      <style:text-properties officeooo:rsid="00064f78" officeooo:paragraph-rsid="00064f78"/>
    </style:style>
    <style:style style:name="P4" style:family="paragraph" style:parent-style-name="Standard">
      <style:text-properties officeooo:rsid="00064f78" officeooo:paragraph-rsid="000dc121"/>
    </style:style>
    <style:style style:name="P5" style:family="paragraph" style:parent-style-name="Standard">
      <style:text-properties officeooo:rsid="000bfa0d" officeooo:paragraph-rsid="000bfa0d"/>
    </style:style>
    <style:style style:name="P6" style:family="paragraph" style:parent-style-name="Standard">
      <style:text-properties officeooo:rsid="000cc7b3" officeooo:paragraph-rsid="000cc7b3"/>
    </style:style>
    <style:style style:name="P7" style:family="paragraph" style:parent-style-name="Standard">
      <style:text-properties officeooo:rsid="000cc7b3" officeooo:paragraph-rsid="000dc121"/>
    </style:style>
    <style:style style:name="P8" style:family="paragraph" style:parent-style-name="Standard">
      <style:text-properties officeooo:rsid="0007dc26" officeooo:paragraph-rsid="0007dc26"/>
    </style:style>
    <style:style style:name="P9" style:family="paragraph" style:parent-style-name="Standard">
      <style:text-properties officeooo:rsid="000dc121" officeooo:paragraph-rsid="000dc121"/>
    </style:style>
    <style:style style:name="P10" style:family="paragraph" style:parent-style-name="Standard">
      <style:text-properties fo:font-weight="bold" officeooo:rsid="000cc7b3" officeooo:paragraph-rsid="000cc7b3" style:font-weight-asian="bold" style:font-weight-complex="bold"/>
    </style:style>
    <style:style style:name="T1" style:family="text">
      <style:text-properties officeooo:rsid="0007dc26"/>
    </style:style>
    <style:style style:name="T2" style:family="text">
      <style:text-properties officeooo:rsid="00098181"/>
    </style:style>
    <style:style style:name="T3" style:family="text">
      <style:text-properties officeooo:rsid="000cc7b3"/>
    </style:style>
    <style:style style:name="T4" style:family="text">
      <style:text-properties officeooo:rsid="000dc121"/>
    </style:style>
    <style:style style:name="T5" style:family="text">
      <style:text-properties officeooo:rsid="000f8373"/>
    </style:style>
    <style:style style:name="T6" style:family="text">
      <style:text-properties fo:font-weight="bold" officeooo:rsid="000f837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6">Self Introduction</text:span></text:p>
      <text:p text:style-name="P2"/>
      <text:p text:style-name="P2">Good Morning Sir,</text:p>
      <text:p text:style-name="P2"/>
      <text:p text:style-name="P2"><text:tab/><text:tab/>I am Prabakaran from Orleanpet. I completed my B-Tech in Christ Colleg of Eng &amp; Tech. I am Working as a Software Developer in Twilight IT solution from 2019- <text:span text:style-name="T2">Present. I had 3 years of expertience. I handled different types of projects. Like Genie MD, kewye, Gym Management and Book my Service. </text:span></text:p>
      <text:p text:style-name="P2"/>
      <text:p text:style-name="P10">Project Explanation:</text:p>
      <text:p text:style-name="P6"/>
      <text:p text:style-name="P6"><text:span text:style-name="T5">1. </text:span>kewye:</text:p>
      <text:p text:style-name="P6"><text:tab/>Project For : <text:s/>Online Real Estate Project</text:p>
      <text:p text:style-name="P6"><text:tab/>Module : User Module</text:p>
      <text:p text:style-name="P6"><text:tab/>Menus : Owned Property, Listed Property and Interested Property.</text:p>
      <text:p text:style-name="P6"><text:tab/>Roles <text:s/>: <text:s/>Fetch the Api according to the condition, in the single page. </text:p>
      <text:p text:style-name="P6"><text:tab/>Problem Faced: While Fetching the api, backend issue and some condition issue I faced. Then I learned from Stack overflow and from my senior Developer. I solved that issue.</text:p>
      <text:p text:style-name="P6"/>
      <text:p text:style-name="P6"><text:span text:style-name="T5">2. </text:span>Genie MD: </text:p>
      <text:p text:style-name="P6"><text:tab/>Project For : <text:s/>Online Health Care Management</text:p>
      <text:p text:style-name="P6"><text:tab/>Module : Chronic Care System</text:p>
      <text:p text:style-name="P6"><text:tab/>Menus : Dropdown button, symtom button.</text:p>
      <text:p text:style-name="P6"><text:tab/>Roles <text:s/>: <text:s/>Fetch the Api according to the condition, in the single page, <text:span text:style-name="T4">Bug Fixing,</text:span></text:p>
      <text:p text:style-name="P7"><text:tab/>Problem Faced: While Fetching the api, For Dropdown condition is not working properly. </text:p>
      <text:p text:style-name="P7"><text:span text:style-name="T4">At that time I learned about dropdown fetch with map method and apply condition. I soved the issue</text:span><text:tab/></text:p>
      <text:p text:style-name="P4"><text:span text:style-name="T5">3. Gym Management:</text:span></text:p>
      <text:p text:style-name="P4"><text:tab/><text:tab/></text:p>
      <text:p text:style-name="P4"><text:tab/><text:span text:style-name="T3">Project For : <text:s/>Online Gym Booking</text:span></text:p>
      <text:p text:style-name="P7"><text:tab/>Module : <text:span text:style-name="T4">Staff Performance and Management</text:span></text:p>
      <text:p text:style-name="P7"><text:tab/>Roles <text:s/>: <text:s/><text:span text:style-name="T4">Collecting the datas of Staff and view in the form of Chart,</text:span></text:p>
      <text:p text:style-name="P7"><text:tab/>Problem Faced: <text:span text:style-name="T4">I learned about rechart.js library to solve that issue.</text:span></text:p>
      <text:p text:style-name="P7"/>
      <text:p text:style-name="P9"><text:span text:style-name="T5">4. </text:span>Book Any Service:</text:p>
      <text:p text:style-name="P9"><text:tab/><text:span text:style-name="T3">Project For : <text:s/>Online Booking </text:span>Service</text:p>
      <text:p text:style-name="P7"><text:tab/>Roles <text:s/>: <text:s/><text:span text:style-name="T4">Bug Fixing and solve some responsibility issues,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09:46:35.437649404</meta:creation-date>
    <dc:date>2022-07-19T13:14:09.758522579</dc:date>
    <meta:editing-duration>PT57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249" meta:character-count="1491" meta:non-whitespace-character-count="1225"/>
  </office:meta>
</office:document-meta>
</file>